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05235176394245930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61407551278243231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907490987709765964"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401792004094183044"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592781532652503577"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701115711895984498"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195725380175322715"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21382995097495812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40758691" text:continue-list="list195725380175322715"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361795513758445443"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757464"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76594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40767771"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40768737"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760289"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50098693757361902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446920137750318945"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768695124873813055"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777316"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999428357358048578"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461447800465465053"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848374788336453637" text:style-name="L15">
        <text:list-item>
          <text:list>
            <text:list-header>
              <text:p text:style-name="P183">1.5 miles averaging about 9:40/mile and rest 1 min</text:p>
            </text:list-header>
          </text:list>
        </text:list-item>
      </text:list>
      <text:p text:style-name="P24">1 mile in 8:26 and rest 2 min</text:p>
      <text:list xml:id="list3538945197467187427"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53399641731177156"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777602"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4448358183422774297"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16437601051066949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39472751250406274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40758466" text:continue-list="list8164376010510669491" text:style-name="L19">
        <text:list-item>
          <text:list>
            <text:list-header>
              <text:p text:style-name="P187">(Pace*HR)=1240</text:p>
            </text:list-header>
          </text:list>
        </text:list-item>
      </text:list>
      <text:list xml:id="list40776869" text:continue-list="list4448358183422774297" text:style-name="L18">
        <text:list-item>
          <text:list>
            <text:list-header>
              <text:p text:style-name="P186">2 miles at 10:46/mile Ave HR= 121 bpm and rest a few minutes</text:p>
            </text:list-header>
          </text:list>
        </text:list-item>
      </text:list>
      <text:list xml:id="list40776519" text:continue-list="list4075846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40750318"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892553580993128349"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93671738155390913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505015077062961031"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30603561977644139"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81186352279146748"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132206093580473907"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40777239"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776896"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09597180031303077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167966903538497661"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029692018593052416"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907436654556098883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435189488027275095"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667319330773743413" text:style-name="L32">
        <text:list-item>
          <text:list>
            <text:list-header>
              <text:p text:style-name="P197">0.25 miles in 2:54</text:p>
              <text:p text:style-name="P197">1 mile in 9:21 going faster as I ran and ending at around 8:30 pace</text:p>
            </text:list-header>
          </text:list>
        </text:list-item>
      </text:list>
      <text:list xml:id="list4798246150686394201"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60330070987092463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24871690238454482"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026585708431477306"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892199671737291516"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122757198360141210"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9:05 at 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text:soft-page-break/>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84691614365654351"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soft-page-break/><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09T20:50:57.52</dc:date>
    <dc:creator>James Lombardi</dc:creator>
    <meta:editing-duration>P29DT4H50M21S</meta:editing-duration>
    <meta:editing-cycles>2179</meta:editing-cycles>
    <meta:generator>OpenOffice/4.1.2$Win32 OpenOffice.org_project/412m3$Build-9782</meta:generator>
    <meta:document-statistic meta:table-count="0" meta:image-count="9" meta:object-count="0" meta:page-count="215" meta:paragraph-count="6305" meta:word-count="67972" meta:character-count="347851"/>
  </office:meta>
</office:document-meta>
</file>